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D16C57ED03FED57F40.png" manifest:media-type="image/png"/>
  <manifest:file-entry manifest:full-path="Pictures/10000001000002BC000001D17F5776A727558B66.png" manifest:media-type="image/png"/>
  <manifest:file-entry manifest:full-path="Pictures/10000001000002BC000001D1C11674F21BDCA113.png" manifest:media-type="image/png"/>
  <manifest:file-entry manifest:full-path="Pictures/10000001000002110000017F36116F08607BECD2.png" manifest:media-type="image/png"/>
  <manifest:file-entry manifest:full-path="Pictures/10000001000002BC000001D1C1068F396E3915B3.png" manifest:media-type="image/png"/>
  <manifest:file-entry manifest:full-path="Pictures/10000001000002BC000001D12B2BAF0D65A449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9726" officeooo:paragraph-rsid="000d972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metrices:</text:p>
      <text:p text:style-name="P1"/>
      <text:p text:style-name="P1"><draw:frame draw:style-name="fr2" draw:name="Image3" text:anchor-type="char" svg:width="17cm" svg:height="11.292cm" draw:z-index="2"><draw:image xlink:href="Pictures/10000001000002BC000001D12B2BAF0D65A4491C.png" xlink:type="simple" xlink:show="embed" xlink:actuate="onLoad" draw:mime-type="image/png"/></draw:frame></text:p>
      <text:p text:style-name="P1"><draw:frame draw:style-name="fr4" draw:name="Image1" text:anchor-type="char" svg:x="-0.503cm" svg:y="0.434cm" svg:width="17cm" svg:height="11.292cm" draw:z-index="0"><draw:image xlink:href="Pictures/10000001000002BC000001D1C11674F21BDCA113.png" xlink:type="simple" xlink:show="embed" xlink:actuate="onLoad" draw:mime-type="image/png"/></draw:frame></text:p>
      <text:p text:style-name="P1"/>
      <text:p text:style-name="P1"><draw:frame draw:style-name="fr3" draw:name="Image2" text:anchor-type="char" svg:width="17cm" svg:height="11.292cm" draw:z-index="1"><draw:image xlink:href="Pictures/10000001000002BC000001D1C1068F396E3915B3.png" xlink:type="simple" xlink:show="embed" xlink:actuate="onLoad" draw:mime-type="image/png"/></draw:frame><text:soft-page-break/><text:s text:c="171"/></text:p>
      <text:p text:style-name="P1"/>
      <text:p text:style-name="P1"><draw:frame draw:style-name="fr2" draw:name="Image5" text:anchor-type="char" svg:width="17cm" svg:height="11.292cm" draw:z-index="4"><draw:image xlink:href="Pictures/10000001000002BC000001D17F5776A727558B66.png" xlink:type="simple" xlink:show="embed" xlink:actuate="onLoad" draw:mime-type="image/png"/></draw:frame><text:s text:c="186"/></text:p>
      <text:p text:style-name="P1"/>
      <text:p text:style-name="P1"/>
      <text:p text:style-name="P1"><draw:frame draw:style-name="fr3" draw:name="Image4" text:anchor-type="char" svg:width="17cm" svg:height="11.292cm" draw:z-index="3"><draw:image xlink:href="Pictures/10000001000002BC000001D16C57ED03FED57F40.png" xlink:type="simple" xlink:show="embed" xlink:actuate="onLoad" draw:mime-type="image/png"/></draw:frame><text:soft-page-break/><text:s text:c="176"/></text:p>
      <text:p text:style-name="P1"><draw:frame draw:style-name="fr1" draw:name="Image6" text:anchor-type="char" svg:width="13.996cm" svg:height="10.134cm" draw:z-index="5"><draw:image xlink:href="Pictures/10000001000002110000017F36116F08607BEC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1:27:51.662336715</meta:creation-date>
    <dc:date>2024-08-09T01:36:28.251934252</dc:date>
    <meta:editing-duration>PT8M38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4" meta:word-count="2" meta:character-count="553" meta:non-whitespace-character-count="19"/>
  </office:meta>
</office:document-meta>
</file>